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Standard">
      <style:text-properties officeooo:paragraph-rsid="03f18f06"/>
    </style:style>
    <style:style style:name="P4" style:family="paragraph" style:parent-style-name="Text_20_body">
      <style:text-properties officeooo:rsid="03b04986" officeooo:paragraph-rsid="03b30f13"/>
    </style:style>
    <style:style style:name="P5" style:family="paragraph" style:parent-style-name="Text_20_body">
      <style:text-properties officeooo:rsid="03b04986" officeooo:paragraph-rsid="03b99e49"/>
    </style:style>
    <style:style style:name="P6" style:family="paragraph" style:parent-style-name="Heading_20_2">
      <style:text-properties officeooo:rsid="03bd9aad" officeooo:paragraph-rsid="03c26a6a"/>
    </style:style>
    <style:style style:name="P7" style:family="paragraph" style:parent-style-name="Heading_20_2">
      <style:text-properties officeooo:rsid="03bd9aad" officeooo:paragraph-rsid="03cff3f2"/>
    </style:style>
    <style:style style:name="P8" style:family="paragraph" style:parent-style-name="Heading_20_2">
      <style:text-properties officeooo:rsid="03bd9aad" officeooo:paragraph-rsid="03e2b749"/>
    </style:style>
    <style:style style:name="P9" style:family="paragraph" style:parent-style-name="Heading_20_2">
      <style:text-properties officeooo:rsid="03bd9aad" officeooo:paragraph-rsid="03ef6415"/>
    </style:style>
    <style:style style:name="P10" style:family="paragraph" style:parent-style-name="Heading_20_2">
      <style:text-properties officeooo:rsid="03bd9aad" officeooo:paragraph-rsid="03f692fd"/>
    </style:style>
    <style:style style:name="P11" style:family="paragraph" style:parent-style-name="Text_20_body">
      <style:text-properties officeooo:rsid="03bd9aad" officeooo:paragraph-rsid="03c0efdc"/>
    </style:style>
    <style:style style:name="P12" style:family="paragraph" style:parent-style-name="Text_20_body" style:list-style-name="L2">
      <style:text-properties fo:font-style="italic" officeooo:rsid="040ff221" officeooo:paragraph-rsid="040ff221" style:font-style-asian="italic" style:font-style-complex="italic"/>
    </style:style>
    <style:style style:name="P13" style:family="paragraph" style:parent-style-name="Text_20_body" style:list-style-name="L3">
      <style:text-properties fo:font-style="italic" officeooo:rsid="0410386f" officeooo:paragraph-rsid="0410386f" style:font-style-asian="italic" style:font-style-complex="italic"/>
    </style:style>
    <style:style style:name="P14" style:family="paragraph" style:parent-style-name="Text_20_body" style:list-style-name="L4">
      <style:text-properties fo:font-style="italic" officeooo:rsid="0413bad4" officeooo:paragraph-rsid="041990bd" style:font-style-asian="italic" style:font-style-complex="italic"/>
    </style:style>
    <style:style style:name="P15" style:family="paragraph" style:parent-style-name="Text_20_body" style:list-style-name="L4">
      <style:text-properties fo:font-style="italic" officeooo:rsid="041ca37a" officeooo:paragraph-rsid="041d3c1d" style:font-style-asian="italic" style:font-style-complex="italic"/>
    </style:style>
    <style:style style:name="P16" style:family="paragraph" style:parent-style-name="Text_20_body" style:list-style-name="L6">
      <style:text-properties fo:font-style="italic" officeooo:rsid="04206272" officeooo:paragraph-rsid="04206272" style:font-style-asian="italic" style:font-style-complex="italic"/>
    </style:style>
    <style:style style:name="P17" style:family="paragraph" style:parent-style-name="Text_20_body" style:list-style-name="L6">
      <style:text-properties fo:font-style="italic" officeooo:rsid="04206272" officeooo:paragraph-rsid="0421bcaa" style:font-style-asian="italic" style:font-style-complex="italic"/>
    </style:style>
    <style:style style:name="P18" style:family="paragraph" style:parent-style-name="Text_20_body" style:list-style-name="L7">
      <style:text-properties fo:font-style="italic" officeooo:rsid="0425dbbc" officeooo:paragraph-rsid="0425dbbc" style:font-style-asian="italic" style:font-style-complex="italic"/>
    </style:style>
    <style:style style:name="P19" style:family="paragraph" style:parent-style-name="Text_20_body" style:list-style-name="L7">
      <style:text-properties fo:font-style="italic" officeooo:rsid="0425dbbc" officeooo:paragraph-rsid="04282eb0" style:font-style-asian="italic" style:font-style-complex="italic"/>
    </style:style>
    <style:style style:name="P20" style:family="paragraph" style:parent-style-name="Text_20_body" style:list-style-name="L5">
      <style:text-properties fo:font-style="italic" style:text-underline-style="none" officeooo:rsid="041de511" officeooo:paragraph-rsid="041de511" style:font-style-asian="italic" style:font-style-complex="italic"/>
    </style:style>
    <style:style style:name="P21" style:family="paragraph" style:parent-style-name="Text_20_body">
      <style:text-properties officeooo:rsid="03c47509" officeooo:paragraph-rsid="03933f70"/>
    </style:style>
    <style:style style:name="P22" style:family="paragraph" style:parent-style-name="Text_20_body">
      <style:text-properties officeooo:rsid="03c57d19" officeooo:paragraph-rsid="03c57d19"/>
    </style:style>
    <style:style style:name="P23" style:family="paragraph" style:parent-style-name="Text_20_body">
      <style:text-properties officeooo:rsid="03e1aa02" officeooo:paragraph-rsid="03e1aa02"/>
    </style:style>
    <style:style style:name="P24" style:family="paragraph" style:parent-style-name="Text_20_body">
      <style:text-properties officeooo:rsid="03eabd9d" officeooo:paragraph-rsid="03eabd9d"/>
    </style:style>
    <style:style style:name="P25" style:family="paragraph" style:parent-style-name="Text_20_body">
      <style:text-properties officeooo:rsid="03cd6312" officeooo:paragraph-rsid="03e2b749"/>
    </style:style>
    <style:style style:name="P26" style:family="paragraph" style:parent-style-name="Text_20_body">
      <style:text-properties officeooo:rsid="03c4c078" officeooo:paragraph-rsid="03fa73a6"/>
    </style:style>
    <style:style style:name="P27" style:family="paragraph" style:parent-style-name="Text_20_body">
      <style:text-properties officeooo:rsid="036a1fa6" officeooo:paragraph-rsid="03afd91d"/>
    </style:style>
    <style:style style:name="P28" style:family="paragraph" style:parent-style-name="Text_20_body">
      <style:text-properties officeooo:rsid="04034ea3" officeooo:paragraph-rsid="04034ea3"/>
    </style:style>
    <style:style style:name="P29" style:family="paragraph" style:parent-style-name="Text_20_body">
      <style:text-properties officeooo:rsid="039cc695" officeooo:paragraph-rsid="04016ebf"/>
    </style:style>
    <style:style style:name="P30" style:family="paragraph" style:parent-style-name="Heading_20_1">
      <style:text-properties officeooo:rsid="03ada89d" officeooo:paragraph-rsid="03ada89d"/>
    </style:style>
    <style:style style:name="P31" style:family="paragraph" style:parent-style-name="Heading_20_2">
      <style:text-properties officeooo:rsid="036ba0d0"/>
    </style:style>
    <style:style style:name="P32" style:family="paragraph" style:parent-style-name="Standard">
      <style:text-properties officeooo:rsid="03c2fe8a" officeooo:paragraph-rsid="03f18f06"/>
    </style:style>
    <style:style style:name="P33" style:family="paragraph" style:parent-style-name="Standard" style:list-style-name="L1">
      <style:text-properties officeooo:paragraph-rsid="04296160"/>
    </style:style>
    <style:style style:name="P34" style:family="paragraph" style:parent-style-name="Standard">
      <style:text-properties officeooo:paragraph-rsid="03f18f06"/>
    </style:style>
    <style:style style:name="P35" style:family="paragraph" style:parent-style-name="Standard" style:list-style-name="L8">
      <style:text-properties fo:font-style="italic" officeooo:rsid="0429f4e1" officeooo:paragraph-rsid="0429f4e1" style:font-style-asian="italic" style:font-style-complex="italic"/>
    </style:style>
    <style:style style:name="P36" style:family="paragraph" style:parent-style-name="Standard">
      <style:text-properties fo:font-style="italic" officeooo:rsid="0429f4e1" officeooo:paragraph-rsid="0429f4e1" style:font-style-asian="italic" style:font-style-complex="italic"/>
    </style:style>
    <style:style style:name="P37" style:family="paragraph" style:parent-style-name="Standard" style:list-style-name="L9">
      <style:text-properties fo:font-style="italic" officeooo:rsid="0429f4e1" officeooo:paragraph-rsid="042b146c" style:font-style-asian="italic" style:font-style-complex="italic"/>
    </style:style>
    <style:style style:name="P38" style:family="paragraph" style:parent-style-name="Standard">
      <style:text-properties officeooo:rsid="03f1c668" officeooo:paragraph-rsid="03f1c6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6b5a79" style:font-weight-asian="bold" style:font-weight-complex="bold"/>
    </style:style>
    <style:style style:name="T3" style:family="text">
      <style:text-properties fo:font-weight="bold" officeooo:rsid="0377631c" style:font-weight-asian="bold" style:font-weight-complex="bold"/>
    </style:style>
    <style:style style:name="T4" style:family="text">
      <style:text-properties fo:font-weight="bold" officeooo:rsid="0383d68a" style:font-weight-asian="bold" style:font-weight-complex="bold"/>
    </style:style>
    <style:style style:name="T5" style:family="text">
      <style:text-properties fo:font-weight="bold" officeooo:rsid="0410b56e" style:font-weight-asian="bold" style:font-weight-complex="bold"/>
    </style:style>
    <style:style style:name="T6" style:family="text">
      <style:text-properties officeooo:rsid="036b5a79"/>
    </style:style>
    <style:style style:name="T7" style:family="text">
      <style:text-properties fo:language="en" fo:country="US" fo:font-weight="normal" officeooo:rsid="03893247" style:font-weight-asian="normal" style:font-weight-complex="normal"/>
    </style:style>
    <style:style style:name="T8" style:family="text">
      <style:text-properties fo:language="en" fo:country="US" fo:font-weight="normal" officeooo:rsid="03c0efdc" style:font-weight-asian="normal" style:font-weight-complex="normal"/>
    </style:style>
    <style:style style:name="T9" style:family="text">
      <style:text-properties officeooo:rsid="0383d68a"/>
    </style:style>
    <style:style style:name="T10" style:family="text">
      <style:text-properties officeooo:rsid="03a04915"/>
    </style:style>
    <style:style style:name="T11" style:family="text">
      <style:text-properties officeooo:rsid="03b04986"/>
    </style:style>
    <style:style style:name="T12" style:family="text">
      <style:text-properties officeooo:rsid="03b0a00f"/>
    </style:style>
    <style:style style:name="T13" style:family="text">
      <style:text-properties officeooo:rsid="0377631c"/>
    </style:style>
    <style:style style:name="T14" style:family="text">
      <style:text-properties officeooo:rsid="03bd9aad"/>
    </style:style>
    <style:style style:name="T15" style:family="text">
      <style:text-properties officeooo:rsid="037a572d"/>
    </style:style>
    <style:style style:name="T16" style:family="text">
      <style:text-properties officeooo:rsid="03c26a6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3a04915" style:font-style-asian="italic" style:font-style-complex="italic"/>
    </style:style>
    <style:style style:name="T19" style:family="text">
      <style:text-properties fo:font-style="italic" officeooo:rsid="03cf7497" style:font-style-asian="italic" style:font-style-complex="italic"/>
    </style:style>
    <style:style style:name="T20" style:family="text">
      <style:text-properties fo:font-style="italic" officeooo:rsid="03b16ef2" style:font-style-asian="italic" style:font-style-complex="italic"/>
    </style:style>
    <style:style style:name="T21" style:family="text">
      <style:text-properties officeooo:rsid="03cff3f2"/>
    </style:style>
    <style:style style:name="T22" style:family="text">
      <style:text-properties officeooo:rsid="03d70c8a"/>
    </style:style>
    <style:style style:name="T23" style:family="text">
      <style:text-properties officeooo:rsid="03d87f58"/>
    </style:style>
    <style:style style:name="T24" style:family="text">
      <style:text-properties officeooo:rsid="03ceb7a0"/>
    </style:style>
    <style:style style:name="T25" style:family="text">
      <style:text-properties officeooo:rsid="03d0d300"/>
    </style:style>
    <style:style style:name="T26" style:family="text">
      <style:text-properties officeooo:rsid="03d6b688"/>
    </style:style>
    <style:style style:name="T27" style:family="text">
      <style:text-properties officeooo:rsid="03e2b749"/>
    </style:style>
    <style:style style:name="T28" style:family="text">
      <style:text-properties officeooo:rsid="03e77197"/>
    </style:style>
    <style:style style:name="T29" style:family="text">
      <style:text-properties officeooo:rsid="03eabd9d"/>
    </style:style>
    <style:style style:name="T30" style:family="text">
      <style:text-properties officeooo:rsid="03cac6d0"/>
    </style:style>
    <style:style style:name="T31" style:family="text">
      <style:text-properties officeooo:rsid="03ef6415"/>
    </style:style>
    <style:style style:name="T32" style:family="text">
      <style:text-properties officeooo:rsid="03c2fe8a"/>
    </style:style>
    <style:style style:name="T33" style:family="text">
      <style:text-properties officeooo:rsid="03b16ef2"/>
    </style:style>
    <style:style style:name="T34" style:family="text">
      <style:text-properties style:text-position="sub 58%" fo:font-style="italic" officeooo:rsid="03b16ef2" style:font-style-asian="italic" style:font-style-complex="italic"/>
    </style:style>
    <style:style style:name="T35" style:family="text">
      <style:text-properties style:text-position="sub 58%" fo:font-style="italic" officeooo:rsid="03da70bb" style:font-style-asian="italic" style:font-style-complex="italic"/>
    </style:style>
    <style:style style:name="T36" style:family="text">
      <style:text-properties officeooo:rsid="03dac48a"/>
    </style:style>
    <style:style style:name="T37" style:family="text">
      <style:text-properties officeooo:rsid="03f692fd"/>
    </style:style>
    <style:style style:name="T38" style:family="text">
      <style:text-properties officeooo:rsid="03fa3c0e"/>
    </style:style>
    <style:style style:name="T39" style:family="text">
      <style:text-properties officeooo:rsid="03a606db"/>
    </style:style>
    <style:style style:name="T40" style:family="text">
      <style:text-properties officeooo:rsid="04034ea3"/>
    </style:style>
    <style:style style:name="T41" style:family="text">
      <style:text-properties officeooo:rsid="0407d705"/>
    </style:style>
    <style:style style:name="T42" style:family="text">
      <style:text-properties officeooo:rsid="040f0821"/>
    </style:style>
    <style:style style:name="T43" style:family="text">
      <style:text-properties officeooo:rsid="040f1e3d"/>
    </style:style>
    <style:style style:name="T44" style:family="text">
      <style:text-properties officeooo:rsid="0410b56e"/>
    </style:style>
    <style:style style:name="T45" style:family="text">
      <style:text-properties officeooo:rsid="0411fd8e"/>
    </style:style>
    <style:style style:name="T46" style:family="text">
      <style:text-properties officeooo:rsid="04151eca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4151eca" style:font-weight-asian="normal" style:font-weight-complex="normal"/>
    </style:style>
    <style:style style:name="T49" style:family="text">
      <style:text-properties fo:font-weight="normal" officeooo:rsid="042a0aca" style:font-weight-asian="normal" style:font-weight-complex="normal"/>
    </style:style>
    <style:style style:name="T50" style:family="text">
      <style:text-properties fo:font-weight="normal" officeooo:rsid="042bd637" style:font-weight-asian="normal" style:font-weight-complex="normal"/>
    </style:style>
    <style:style style:name="T51" style:family="text">
      <style:text-properties fo:font-weight="normal" officeooo:rsid="042daf9b" style:font-weight-asian="normal" style:font-weight-complex="normal"/>
    </style:style>
    <style:style style:name="T52" style:family="text">
      <style:text-properties fo:font-weight="normal" officeooo:rsid="042f5b31" style:font-weight-asian="normal" style:font-weight-complex="normal"/>
    </style:style>
    <style:style style:name="T53" style:family="text">
      <style:text-properties fo:font-weight="normal" officeooo:rsid="04315268" style:font-weight-asian="normal" style:font-weight-complex="normal"/>
    </style:style>
    <style:style style:name="T54" style:family="text">
      <style:text-properties fo:font-weight="normal" officeooo:rsid="0432a9ff" style:font-weight-asian="normal" style:font-weight-complex="normal"/>
    </style:style>
    <style:style style:name="T55" style:family="text">
      <style:text-properties officeooo:rsid="041d3c1d"/>
    </style:style>
    <style:style style:name="T56" style:family="text">
      <style:text-properties officeooo:rsid="041df3e4"/>
    </style:style>
    <style:style style:name="T57" style:family="text">
      <style:text-properties officeooo:rsid="0421bcaa"/>
    </style:style>
    <style:style style:name="T58" style:family="text">
      <style:text-properties officeooo:rsid="0426c536"/>
    </style:style>
    <style:style style:name="T59" style:family="text">
      <style:text-properties officeooo:rsid="0429616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42">מטלה</text:span> 1<text:span text:style-name="T43"> - פתרון</text:span></text:h>
      <text:p text:style-name="Heading_20_2">שאלה 1: <text:span text:style-name="T11">יעילות ואמיתיות</text:span></text:p>
      <text:p text:style-name="P5">[מבוסס על סיפור אמיתי<text:span text:style-name="T23">; השמות שונו למניעת זיהויים</text:span>]<text:span text:style-name="T22"> <text:s text:c="4"/>בני משפחת X רוצים </text:span>ללכת יחד למסעדה. הם מתלבטים בין <text:span text:style-name="T12">שלוש</text:span> אפשרויות<text:span text:style-name="T12">: מסעדה א, מסעדה ב ומסעדה ג. כל אחד מציין, לגבי כל מסעדה, מספר בין 1 = מאד לא רוצה, לבין 10 = מאד רוצה. <text:s/></text:span></text:p>
      <text:p text:style-name="P4"><text:span text:style-name="T14">א. </text:span>ירמיהו מציע לבחור בין האפשרויות בעזרת המנגנון הבא.<text:span text:style-name="T14"> עבור כל מסעדה, מחשבים את </text:span><text:span text:style-name="T3">סכום</text:span><text:span text:style-name="T13"> כל המספרים שסימנו המשתתפים (הסכום בכל עמודה). בוחרים את המסעדה שהסכום בעמודה שלה הוא הגבוה ביותר. האם המנגנון של ירמיהו הוא אמיתי? האם הוא יעיל פארטו? הוכיחו או הפריכו.</text:span></text:p>
      <text:p text:style-name="P11">ב. <text:span text:style-name="T9">יוחנן מציע לבחור בין האפשרויות בעזרת המנגנון הבא. עבור כל מסעדה מחשבים את </text:span><text:span text:style-name="T4">המינימום</text:span><text:span text:style-name="T9"> בין כל המספרים שסימנו המשתתפים (המינימום בכל עמודה). בוחרים את המסעדה </text:span><text:span text:style-name="T7">שהמינימום בעמודה שלה הוא הגבוה ביותר.</text:span><text:span text:style-name="T8"> <text:s/></text:span><text:span text:style-name="T15">האם המנגנון של יוחנן הוא אמיתי? האם הוא יעיל פארטו? <text:s/>הוכיחו או הפריכו.</text:span></text:p>
      <text:list xml:id="list6708385458152412683" text:style-name="L2">
        <text:list-item>
          <text:p text:style-name="P12"><text:span text:style-name="T5">תשובות</text:span>: <text:span text:style-name="T44">לא, כן, לא, לא. <text:s/>ראו ב</text:span>פתרון של רז ואורן.</text:p>
        </text:list-item>
      </text:list>
      <text:p text:style-name="P6">שאלה <text:span text:style-name="T16">2</text:span>: <text:span text:style-name="T16">דיקטטורה סדרתית</text:span></text:p>
      <text:p text:style-name="P21">א. בכיתה תיארנו את אלגוריתם הדיקטטורה הסדרתית בהנחה שאף משתתף לא אדיש - כל סטודנט יכול לדרג כל שני חדרים במעונות ולהגיד איזה מהם טוב יותר. נניח עכשיו שיש סטודנטים אדישים - למשל יש סטודנטים שלא אכפת להם אם יהיו בבניין 101 או 102. האם המנגנון עדיין יעיל פארטו? האם המנגנון עדיין אמיתי? הוכיחו או הפריכו.</text:p>
      <text:list xml:id="list522761079043694443" text:style-name="L3">
        <text:list-item>
          <text:p text:style-name="P13"><text:span text:style-name="T1">פתרון</text:span>: <text:span text:style-name="T45">לא, כן. <text:s/>ראו ב</text:span>פתרון של מתן ועידן.</text:p>
        </text:list-item>
      </text:list>
      <text:p text:style-name="P22">ב. <text:span text:style-name="T10">לאחר שהסטודנטים קיבלו מעונות, אגודת הסטודנטים מחלקת להם מתנות. יש n סטודנטים ו-2n מתנות וכל סטודנט צריך לקבל 2 מתנות. כל המתנות שונות ולסטודנטים יש העדפות שונות. נשיא האגודה הציע את האלגוריתם הבא: מסדרים את הסטודנטים לפי סדר העדיפות שלהם (אותו סדר-עדיפות כמו בחלוקת המעונות), וכל אחד מהם בוחר חפץ. לאחר מכן עושים עוד סיבוב </text:span><text:span text:style-name="T18">בסדר הפוך</text:span><text:span text:style-name="T10">, וכל אחד בוחר חפץ נוסף. <text:s/>הוכיחו שהאלגוריתם אינו אמיתי; <text:s text:c="3"/>הציעו תיקון קטן באלגוריתם שיהפוך אותו לאמיתי.</text:span></text:p>
      <text:list xml:id="list4034953017720905488" text:style-name="L4">
        <text:list-item>
          <text:p text:style-name="P14"><text:span text:style-name="T1">פתרון</text:span>: האלגוריתם לא אמיתי. נניח שיש שני סטודנטים<text:span text:style-name="T46"> (א, ב) ו-4 מתנות. אז סדר הבחירה יהיה א-ב-ב-א. אם סטודנט א יודע מה ההעדפות של ב, ייתכן שלא כדאי לו לבחור בהתחלה את המתנה שהוא הכי רוצה. למשל, ייתכן שסטודנט א הכי רוצה את הקלמר המשופצר, אבל סטודנט ב הכי </text:span><text:span text:style-name="T48">פחות </text:span><text:span text:style-name="T46">רוצה את הקלמר הזה. אז לסטודנט א כדאי לבחור את החפץ השני בדירוג שלו - כי את הקלמר המשופצר הוא יקבל בכל מקרה.</text:span></text:p>
        </text:list-item>
        <text:list-item>
          <text:p text:style-name="P15"><text:span text:style-name="T1">תיקון</text:span>: מסדרים את הסטודנטים בסדר אקראי, וכל סטודנט בוחר שתי מתנות בבת-אחת. <text:s/>עכשיו כבר אין מקום לשיקולים אסטרטגיים - כשמגיע תורך, תבחר את שתי המתנות הכי טובות מאלה שנשארו (אמנם, אינטואיטיבית ה"תיקון" הזה גורם לכך שהמנגנון פחות הוגן - הראשונים בוחרים שתי מתנות טובות ולאחרונים נשארות שתי המתנות הגרועות.<text:span text:style-name="T55"> אבל בשאלה זו לא שאלנו על הגינות אלא רק על אמיתיות</text:span>)<text:span text:style-name="T55">.</text:span></text:p>
        </text:list-item>
      </text:list>
      <text:p text:style-name="P7"><text:soft-page-break/>שאלה <text:span text:style-name="T21">3</text:span>: <text:span text:style-name="T27">יציבות ויעילות</text:span></text:p>
      <text:p text:style-name="P23">א. האם כל שידוך יציב הוא יעיל פארטו? הוכיחו או הביאו דוגמה נגדית.</text:p>
      <text:list xml:id="list135745642458483505" text:style-name="L5">
        <text:list-item>
          <text:p text:style-name="P20"><text:span text:style-name="T1">פתרון</text:span>: כן. <text:span text:style-name="T56">נניח בשלילה שיש שיפור פארטו. אז קיים מישהו שמצבו השתפר. נניח בה"כ שזה סטודנט ונקרא לו ס. אז במקור, ס משודך למחלקה מ1, ובשיפור, ס משודך למחלקה מ2 שהיא טובה יותר עבורו. <text:s text:c="2"/>כיוון שזה שיפור פארטו, המחלקה לא מפסידה. לכן מ2 מעדיפה את ס על-פני השידוך המקורי שלה. <text:s/>מכאן ש(ס,מ2) הם זוג מערער בשידוך המקורי - כלומר השידוך המקורי לא יציב.</text:span></text:p>
        </text:list-item>
      </text:list>
      <text:p text:style-name="P23">ב. האם כל שידוך יעיל פארטו הוא יציב? הוכיחו או הביאו דוגמה נגדית.</text:p>
      <text:list xml:id="list3876405076532508696" text:style-name="L6">
        <text:list-item>
          <text:p text:style-name="P16"><text:span text:style-name="T1">פתרון</text:span>: לא. ראו דוגמה נגדית בפתרון של אהוד וסיימון.</text:p>
        </text:list-item>
      </text:list>
      <text:p text:style-name="P8">שאלה <text:span text:style-name="T27">4</text:span>: <text:span text:style-name="T28">אלגוריתם קבלה-על-תנאי</text:span></text:p>
      <text:p text:style-name="P24">א. <text:span text:style-name="T30">מיצאו דוגמה עם 3 סטודנטים ו-3 מחלקות שבו אלגוריתם קבלה על-תנאי מחזיר תמיד את אותו שידוך, בין אם הסטודנטים מציעים או המחלקות מציעות.</text:span></text:p>
      <text:list xml:id="list195161728254177" text:continue-numbering="true" text:style-name="L6">
        <text:list-item>
          <text:p text:style-name="P17"><text:span text:style-name="T1">פתרון</text:span> <text:span text:style-name="T57">לדוגמה: <text:line-break/>הסדר של כל הסטודנטים הוא: מ1 &gt; מ2 &gt; מ3, <text:line-break/>והסדר של כל המחלקות הוא: ס1 &gt; ס2 &gt; ס3.<text:line-break/>יש רק שידוך יציב אחד והוא: (ס1 - מ1) <text:s/>(ס2 - מ2) <text:s/>(ס3 - מ3). לכן אלגוריתם קבלה-על-תנאי יחזיר אותו לא משנה מי מציע.</text:span></text:p>
        </text:list-item>
      </text:list>
      <text:p text:style-name="P25"><text:span text:style-name="T29">ב. </text:span>הוכיחו <text:span text:style-name="T24">ש</text:span>אלגוריתם קבלה על-תנאי <text:span text:style-name="T25">כשהמחלקות מציעות</text:span>, מחזיר את השידוך<text:span text:style-name="T26"> היציב</text:span> <text:span text:style-name="T17">הכי גרוע עבור </text:span><text:span text:style-name="T19">הסטודנטים </text:span>מכל השידוכים היציבים<text:span text:style-name="T26"> (רמז: הוכיחו שכל שידוך יציב שהוא הכי טוב עבור המחלקות, הוא הכי גרוע עבור הסטודנטים).</text:span></text:p>
      <text:list xml:id="list3527500364025362414" text:style-name="L7">
        <text:list-item>
          <text:p text:style-name="P19"><text:span text:style-name="T1">פתרון</text:span>:<text:span text:style-name="T58"> <text:s/>נתבונן בשני שידוכים יציבים: שידוך א ושידוך ב. נניח שכל המחלקות מעדיפות את שידוך א. נוכיח שכל הסטודנטים מעדיפים את שידוך ב.<text:line-break/>נניח בשלילה שיש סטודנט כלשהו ס המעדיף את שידוך א. כלומר הוא מעדיף את המחלקה שלו בשידוך א (נניח מ1), על-פני המחלקה שלו בשידוך ב (נניח מ2). <text:s text:c="2"/>לפי ההנחה, מ1 מעדיפה את ס על-פני הסטודנט שלה בשידוך ב. לכן, (ס, מ1) הם זוג מערער על שידוך ב. זו סתירה להנחה ששידוך ב הוא יציב. ***<text:line-break/>עכשיו נחזור לשאלה. אלגוריתם קבלה-על-תנאי כשהמחלקות מציעות מחזיר את השידוך היציב הכי טוב למחלקות, ולכן לפי משפט-העזר שהוכחנו למעלה זה השידוך היציב הכי גרוע לסטודנטים.</text:span></text:p>
          <text:p text:style-name="P18"/>
        </text:list-item>
      </text:list>
      <text:p text:style-name="P9">שאלה<text:span text:style-name="T31">5</text:span>: <text:span text:style-name="T31">הרחבות לאלגוריתם קבלה-על-תנאי</text:span></text:p>
      <text:p text:style-name="P32">א. הסבירו איך צריך לשנות את האלגוריתם כדי שיעבוד גם כשמספר הסטודנטים גדול יותר או קטן יותר ממספר המחלקות (עדיין בכל מחלקה יש מקום אחד).</text:p>
      <text:list xml:id="list4749578652223858627" text:style-name="L1">
        <text:list-item>
          <text:p text:style-name="P33"><text:span text:style-name="T59">כשמספר הסטודנטים גדול יותר - מוסיפים "מחלקות וירטואליות" כמספר הסטודנטים העודפים, שכל הסטודנטים חושבים שהן הכי גרועות. <text:s text:c="2"/>כשמספר המחלקות גדול יותר - מוסיפים "סטודנטים וירטואליים" שכל המחלקות חושבות שהם הכי גרועים.</text:span></text:p>
        </text:list-item>
      </text:list>
      <text:p text:style-name="P3"><text:soft-page-break/><text:span text:style-name="T32">ב. הסבירו איך צריך לשנות את האלגוריתם כאשר בכל מחלקה יש מקום לכמה סטודנטים, מספר המקומות הכולל במחלקה </text:span><text:span text:style-name="T20">i</text:span><text:span text:style-name="T33"> הוא </text:span><text:span text:style-name="T20">c</text:span><text:span text:style-name="T34">i</text:span><text:span text:style-name="T33">, לכל מחלקה יש דירוג על הסטודנטים, וכל מחלקה מעדיפה לקבל את </text:span><text:span text:style-name="T20">c</text:span><text:span text:style-name="T34">i </text:span><text:span text:style-name="T35"><text:s/></text:span><text:span text:style-name="T33">הסטודנטים עם הדירוג הגבוה ביותר בכל קבוצה. כתבו בפירוש את האלגוריתם למקרה זה.</text:span></text:p>
      <text:list xml:id="list3080466663646204446" text:style-name="L8">
        <text:list-item>
          <text:p text:style-name="P35"><text:span text:style-name="T1">פתרון</text:span>: ראו בפתרון של אלכסי.</text:p>
        </text:list-item>
      </text:list>
      <text:p text:style-name="P3"/>
      <text:p text:style-name="P38">ג. <text:span text:style-name="T36">באלגוריתם "קבלה על תנאי", כל מחלקה מדרגת את הסטודנטים בלי לראות מה הסטודנטים דירגו. נניח עכשיו שאנחנו מאפשרים למחלקות לראות את הדירוג של הסטודנטים לפני שהן מפרסמות את הדירוג שלהן. </text:span>האם האלגוריתם עדיין אמיתי<text:span text:style-name="T38">?</text:span></text:p>
      <text:list xml:id="list195160195987757" text:continue-numbering="true" text:style-name="L8">
        <text:list-item>
          <text:p text:style-name="P35"><text:span text:style-name="T1">תשובה: </text:span><text:span text:style-name="T47">האלגוריתם כבר לא אמיתי, כי הדירוג של מחלקה יכול להיות תלוי בדירוג של הסטודנט. למשל, מחלקה יכולה להגיד "אני </text:span><text:span text:style-name="T49">מקבלת רק </text:span><text:span text:style-name="T47">את מי שדירג אותי במקום הראשון". </text:span><text:span text:style-name="T49">ואז, סטודנט שחושב שלא יצליח להתקבל למחלקה הראשונה שלו, יעדיף לדרג את המחלקה השניה שלו במקום ראשון, כדי שיהיה לו סיכוי להתקבל לשם. <text:s text:c="2"/>לכן, כשמממשים את האלגוריתם במציאות, מקפידים מאד על סודיות.</text:span></text:p>
        </text:list-item>
      </text:list>
      <text:p text:style-name="P36"><text:span text:style-name="T47"/></text:p>
      <text:p text:style-name="P10">שאלה<text:span text:style-name="T37">6</text:span>: <text:span text:style-name="T37">שידוך יציב במקרה פשוט</text:span></text:p>
      <text:p text:style-name="P26">בליגת כדורסל מסויימת, לכל שחקן יש העדפות שונות על הקבוצות, אבל לכל הקבוצות יש אותן העדפות על השחקנים - כל הקבוצות מדרגות את השחקנים מהגבוה לנמוך. כיתבו אלגוריתם לשידוך יציב בין קבוצות לשחקנים, שהוא פשוט יותר מאלגוריתם קבלה על-תנאי, אך עדיין אמיתי.</text:p>
      <text:list xml:id="list2146387033258585822" text:style-name="L9">
        <text:list-item>
          <text:p text:style-name="P37"><text:span text:style-name="T1">תשובה: </text:span><text:span text:style-name="T50">מסדרים את השחקנים מהגבוה לנמוך, ומריצים דיקטטורה סדרתית - כל שחקן בוחר את הקבוצה הטובה ביותר מאילו שנשארו פנויות.</text:span><text:span text:style-name="T51"> <text:s text:c="2"/>זה אמיתי - כי זו דיקטטורה סדרתית</text:span><text:span text:style-name="T52"> (הוכחנו בכיתה)</text:span><text:span text:style-name="T51">. </text:span><text:span text:style-name="T53"><text:s text:c="2"/></text:span><text:span text:style-name="T51">זה יציב - כי כל מחלקה מעדיפה שחקן גבוה יותר מזה שקיבלה, אבל השחקן הגבוה יותר</text:span><text:span text:style-name="T54"> בחר מוקדם יותר ולכן הוא הגיע למחלקה שהוא מעדיף.</text:span>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3T19:51:59.408009507</dc:date>
    <meta:editing-duration>P8DT4H32M9S</meta:editing-duration>
    <meta:editing-cycles>965</meta:editing-cycles>
    <meta:document-statistic meta:table-count="0" meta:image-count="0" meta:object-count="0" meta:page-count="3" meta:paragraph-count="35" meta:word-count="1065" meta:character-count="5843" meta:non-whitespace-character-count="4791"/>
  </office:meta>
</office:document-meta>
</file>